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26">
            <text:p>1126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56">
            <text:p>1056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72">
            <text:p>1172</text:p>
          </table:table-cell>
          <table:table-cell table:style-name="ce23" office:value-type="float" office:value="56">
            <text:p>5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082">
            <text:p>4082</text:p>
          </table:table-cell>
          <table:table-cell table:style-name="ce23" office:value-type="float" office:value="185">
            <text:p>18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0">
            <text:p>7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78">
            <text:p>97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19">
            <text:p>61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548">
            <text:p>2548</text:p>
          </table:table-cell>
          <table:table-cell table:style-name="ce23" office:value-type="float" office:value="62">
            <text:p>6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647">
            <text:p>4647</text:p>
          </table:table-cell>
          <table:table-cell table:style-name="ce23" office:value-type="float" office:value="172">
            <text:p>17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729">
            <text:p>8729</text:p>
          </table:table-cell>
          <table:table-cell table:style-name="ce23" office:value-type="float" office:value="357">
            <text:p>35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